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.559cm" style:rel-column-width="6006*"/>
    </style:style>
    <style:style style:name="Таблица1.B" style:family="table-column">
      <style:table-column-properties style:column-width="3.362cm" style:rel-column-width="12950*"/>
    </style:style>
    <style:style style:name="Таблица1.C" style:family="table-column">
      <style:table-column-properties style:column-width="3.493cm" style:rel-column-width="13453*"/>
    </style:style>
    <style:style style:name="Таблица1.D" style:family="table-column">
      <style:table-column-properties style:column-width="2.646cm" style:rel-column-width="10192*"/>
    </style:style>
    <style:style style:name="Таблица1.E" style:family="table-column">
      <style:table-column-properties style:column-width="2.776cm" style:rel-column-width="10694*"/>
    </style:style>
    <style:style style:name="Таблица1.F" style:family="table-column">
      <style:table-column-properties style:column-width="3.177cm" style:rel-column-width="1224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D2" style:family="table-cell">
      <style:table-cell-properties fo:padding="0.097cm" fo:border-left="0.002cm solid #000000" fo:border-right="none" fo:border-top="none" fo:border-bottom="0.002cm solid #000000"/>
    </style:style>
    <style:style style:name="Таблица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1.561cm" style:rel-column-width="6013*"/>
    </style:style>
    <style:style style:name="Таблица2.B" style:family="table-column">
      <style:table-column-properties style:column-width="5.239cm" style:rel-column-width="20180*"/>
    </style:style>
    <style:style style:name="Таблица2.C" style:family="table-column">
      <style:table-column-properties style:column-width="1.799cm" style:rel-column-width="6930*"/>
    </style:style>
    <style:style style:name="Таблица2.D" style:family="table-column">
      <style:table-column-properties style:column-width="4.154cm" style:rel-column-width="16001*"/>
    </style:style>
    <style:style style:name="Таблица2.E" style:family="table-column">
      <style:table-column-properties style:column-width="2.646cm" style:rel-column-width="10192*"/>
    </style:style>
    <style:style style:name="Таблица2.F" style:family="table-column">
      <style:table-column-properties style:column-width="1.614cm" style:rel-column-width="621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fo:color="#000000" fo:font-size="14pt" fo:language="ru" fo:country="RU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margin-top="0cm" fo:margin-bottom="0.3cm" fo:text-align="start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.3cm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margin-top="0cm" fo:margin-bottom="0.3cm" fo:text-align="end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fo:language="ru" fo:country="RU"/>
    </style:style>
    <style:style style:name="P23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4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text-underline-style="none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ф. ГПО-06 </text:span><text:span text:style-name="T1">Дополненная</text:span></text:p>
      <text:p text:style-name="P6"/>
      <text:p text:style-name="P4">Федеральное агентство по образованию</text:p>
      <text:p text:style-name="P5">Томский государственный университет систем управления </text:p>
      <text:p text:style-name="P5">и радиоэлектроники</text:p>
      <text:p text:style-name="P1"/>
      <text:p text:style-name="P7">Групповое проектное обучение</text:p>
      <text:p text:style-name="P1"/>
      <text:p text:style-name="P3">УТВЕРЖДАЮ</text:p>
      <text:p text:style-name="P12">Зав. кафедрой <text:span text:style-name="Ruby_20_Value">data.chair.abbr</text:span></text:p>
      <text:p text:style-name="P13">___________________ <text:span text:style-name="Ruby_20_Value">data.chair.chief</text:span></text:p>
      <text:p text:style-name="P2">«___» _______________ 20__ г.</text:p>
      <text:p text:style-name="P2"/>
      <text:p text:style-name="P1"/>
      <text:p text:style-name="P1">ТЕХНИЧЕСКОЕ ЗАДАНИЕ</text:p>
      <text:p text:style-name="P5">на выполнение инновационного проекта № <text:span text:style-name="Ruby_20_Value">data.cipher</text:span></text:p>
      <text:p text:style-name="P5"/>
      <text:list xml:id="list1319308615" text:style-name="L1">
        <text:list-item>
          <text:p text:style-name="P23">Основание для выполнения проекта: приказ от <text:span text:style-name="Ruby_20_Code">if data.opening_order</text:span><text:span text:style-name="Ruby_20_Value">data.opening_order.approved_at</text:span><text:span text:style-name="Ruby_20_Code">end</text:span> № <text:span text:style-name="Ruby_20_Code">if data.opening_order</text:span><text:span text:style-name="Ruby_20_Value">data.opening_order.number</text:span><text:span text:style-name="Ruby_20_Code">end</text:span></text:p>
        </text:list-item>
        <text:list-item>
          <text:p text:style-name="P23">Направление реализации проекта: <text:span text:style-name="Ruby_20_Code">if data.theme</text:span><text:span text:style-name="Ruby_20_Value">data.theme.name</text:span><text:span text:style-name="Ruby_20_Code">end</text:span></text:p>
        </text:list-item>
        <text:list-item>
          <text:p text:style-name="P23">Наименование проекта: <text:span text:style-name="Ruby_20_Value">data.title</text:span></text:p>
        </text:list-item>
        <text:list-item>
          <text:p text:style-name="P23">Наименование организации заказчика (заинтересованные структуры):</text:p>
        </text:list-item>
      </text:list>
      <text:p text:style-name="P8"><text:span text:style-name="Ruby_20_Value">data.stakeholders</text:span></text:p>
      <text:list xml:id="list1442935023" text:continue-numbering="true" text:style-name="L1">
        <text:list-item>
          <text:p text:style-name="P24">Цель проекта:</text:p>
        </text:list-item>
      </text:list>
      <text:p text:style-name="P11"><text:tab/><text:tab/><text:tab/><text:tab/><text:tab/><text:tab/><text:tab/><text:tab/><text:tab/><text:tab/><text:tab/><text:tab/><text:tab/></text:p>
      <text:p text:style-name="P11"><text:tab/><text:tab/><text:tab/><text:tab/><text:tab/><text:tab/><text:tab/><text:tab/><text:tab/><text:tab/><text:tab/><text:tab/><text:tab/></text:p>
      <text:list xml:id="list465646177" text:continue-numbering="true" text:style-name="L1">
        <text:list-item>
          <text:p text:style-name="P23">Показатели назначения (технические, научные, экономические и пр.):</text:p>
        </text:list-item>
      </text:list>
      <text:p text:style-name="P26"><text:span text:style-name="Ruby_20_Value">data.purpose</text:span></text:p>
      <text:list xml:id="list257357240" text:continue-numbering="true" text:style-name="L1">
        <text:list-item>
          <text:p text:style-name="P23">Основные характеристики:</text:p>
          <text:p text:style-name="P23"><text:span text:style-name="Ruby_20_Value">data.features</text:span></text:p>
        </text:list-item>
        <text:list-item>
          <text:p text:style-name="P24">Исходные данные для проектирования:</text:p>
        </text:list-item>
      </text:list>
      <text:p text:style-name="P11"><text:tab/><text:tab/><text:tab/><text:tab/><text:tab/><text:tab/><text:tab/><text:tab/><text:tab/><text:tab/><text:tab/><text:tab/><text:tab/></text:p>
      <text:p text:style-name="P11"><text:tab/><text:tab/><text:tab/><text:tab/><text:tab/><text:tab/><text:tab/><text:tab/><text:tab/><text:tab/><text:tab/><text:tab/><text:tab/></text:p>
      <text:list xml:id="list979235303" text:continue-numbering="true" text:style-name="L1">
        <text:list-item>
          <text:p text:style-name="P24">Источники финансирования и материального обеспечения проекта:</text:p>
          <text:p text:style-name="P23"><text:span text:style-name="Ruby_20_Value">data.funds_sources</text:span></text:p>
        </text:list-item>
        <text:list-item>
          <text:p text:style-name="P24">Перечень документации, необходимой для ввода объекта разработки в эксплуатацию:</text:p>
        </text:list-item>
      </text:list>
      <text:p text:style-name="P11"><text:soft-page-break/><text:tab/><text:tab/><text:tab/><text:tab/><text:tab/><text:tab/><text:tab/><text:tab/><text:tab/><text:tab/><text:tab/><text:tab/><text:tab/></text:p>
      <text:p text:style-name="P11"><text:tab/><text:tab/><text:tab/><text:tab/><text:tab/><text:tab/><text:tab/><text:tab/><text:tab/><text:tab/><text:tab/><text:tab/><text:tab/></text:p>
      <text:list xml:id="list40424401" text:continue-numbering="true" text:style-name="L1">
        <text:list-item>
          <text:p text:style-name="P23"><text:span text:style-name="T3">Руководитель проекта: </text:span><text:span text:style-name="Ruby_20_Code">unless data.users.empty?</text:span><text:span text:style-name="Ruby_20_Value">data.users[0].initials_name</text:span><text:span text:style-name="T6">, </text:span><text:span text:style-name="Ruby_20_Value">data.users[0].post</text:span><text:span text:style-name="Ruby_20_Code">end</text:span></text:p>
        </text:list-item>
        <text:list-item>
          <text:p text:style-name="P24">Ответственный исполнитель проекта:</text:p>
        </text:list-item>
      </text:list>
      <text:p text:style-name="P9"><text:tab/><text:tab/><text:tab/><text:span text:style-name="T5"><text:tab/><text:tab/><text:tab/><text:tab/><text:tab/><text:tab/><text:tab/></text:span></text:p>
      <text:p text:style-name="P9">Члены проектной группы:</text:p>
      <text:p text:style-name="P9"><text:span text:style-name="Ruby_20_Code">data.participants.each do |participant|</text:span></text:p>
      <text:p text:style-name="P9"><text:tab/><text:tab/><text:tab/><text:span text:style-name="Ruby_20_Value">participant.name</text:span><text:span text:style-name="T6"> гр. </text:span><text:span text:style-name="Ruby_20_Value">participant.edu_group</text:span></text:p>
      <text:p text:style-name="P9"><text:span text:style-name="Ruby_20_Code">end</text:span></text:p>
      <text:list xml:id="list1960220357" text:continue-numbering="true" text:style-name="L1">
        <text:list-item>
          <text:p text:style-name="P24">Консультант: <text:span text:style-name="T5"><text:tab/><text:tab/><text:tab/><text:tab/><text:tab/><text:tab/><text:tab/><text:tab/><text:tab/><text:tab/></text:span></text:p>
        </text:list-item>
        <text:list-item>
          <text:p text:style-name="P23"><text:span text:style-name="T3">Место выполнения проекта (лаборатория ГПО, СКБ, НИИ, бизнес-инкубатор и т.д.): </text:span><text:span text:style-name="T4"><text:tab/><text:tab/><text:tab/><text:tab/><text:tab/><text:tab/><text:tab/><text:tab/><text:tab/><text:tab/></text:span></text:p>
        </text:list-item>
        <text:list-item>
          <text:p text:style-name="P24">Календарный план выполнения проекта</text:p>
        </text:list-item>
      </text:list>
      <text:p text:style-name="P9">Состав и содержание работ по созданию (развитию) объекта разработки и вводу в эксплуатаци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8">№ этапа</text:p>
          </table:table-cell>
          <table:table-cell table:style-name="Таблица1.A1" table:number-rows-spanned="2" office:value-type="string">
            <text:p text:style-name="P18">Наименование этапа</text:p>
          </table:table-cell>
          <table:table-cell table:style-name="Таблица1.A1" table:number-rows-spanned="2" office:value-type="string">
            <text:p text:style-name="P18">Содержание работы</text:p>
          </table:table-cell>
          <table:table-cell table:style-name="Таблица1.A1" table:number-columns-spanned="2" office:value-type="string">
            <text:p text:style-name="P18">Сроки выполнения</text:p>
          </table:table-cell>
          <table:covered-table-cell/>
          <table:table-cell table:style-name="Таблица1.F1" table:number-rows-spanned="2" office:value-type="string">
            <text:p text:style-name="P18">Чем заканчивается этап</text:p>
          </table:table-cell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8">Начало</text:p>
          </table:table-cell>
          <table:table-cell table:style-name="Таблица1.D2" office:value-type="string">
            <text:p text:style-name="P18">Окончание</text:p>
          </table:table-cell>
          <table:covered-table-cell/>
        </table:table-row>
        <table:table-row>
          <table:table-cell table:style-name="Таблица1.A3" table:number-columns-spanned="6" office:value-type="string">
            <text:p text:style-name="P15"><text:span text:style-name="Ruby_20_Code">i = 0<text:line-break/>data.stages.each do |stage|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D2" office:value-type="string">
            <text:p text:style-name="P21"><text:span text:style-name="Ruby_20_Value">i+=1</text:span></text:p>
          </table:table-cell>
          <table:table-cell table:style-name="Таблица1.D2" office:value-type="string">
            <text:p text:style-name="Standard"><text:span text:style-name="Ruby_20_Value">stage.title</text:span></text:p>
          </table:table-cell>
          <table:table-cell table:style-name="Таблица1.D2" office:value-type="string">
            <text:p text:style-name="Standard"><text:span text:style-name="Ruby_20_Value">stage.activity</text:span></text:p>
          </table:table-cell>
          <table:table-cell table:style-name="Таблица1.D2" office:value-type="string">
            <text:p text:style-name="P6"><text:span text:style-name="Ruby_20_Value">stage.start</text:span></text:p>
          </table:table-cell>
          <table:table-cell table:style-name="Таблица1.D2" office:value-type="string">
            <text:p text:style-name="P6"><text:span text:style-name="Ruby_20_Value">stage.finish</text:span></text:p>
          </table:table-cell>
          <table:table-cell table:style-name="Таблица1.A3" office:value-type="string">
            <text:p text:style-name="Standard"><text:span text:style-name="Ruby_20_Value">stage.results</text:span></text:p>
          </table:table-cell>
        </table:table-row>
        <table:table-row>
          <table:table-cell table:style-name="Таблица1.A3" table:number-columns-spanned="6" office:value-type="string">
            <text:p text:style-name="P14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list xml:id="list1131598402" text:continue-numbering="true" text:style-name="L1">
        <text:list-item>
          <text:p text:style-name="P23">Включенное обучение.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9">№</text:p>
          </table:table-cell>
          <table:table-cell table:style-name="Таблица2.A1" office:value-type="string">
            <text:p text:style-name="P18">Дисциплина учебного плана, изучаемая в рамках проекта ГПО</text:p>
          </table:table-cell>
          <table:table-cell table:style-name="Таблица2.A1" office:value-type="string">
            <text:p text:style-name="P18">Объем в часах</text:p>
          </table:table-cell>
          <table:table-cell table:style-name="Таблица2.A1" office:value-type="string">
            <text:p text:style-name="P18">Преподаватель</text:p>
          </table:table-cell>
          <table:table-cell table:style-name="Таблица2.A1" office:value-type="string">
            <text:p text:style-name="P18">Форма отчетности</text:p>
          </table:table-cell>
          <table:table-cell table:style-name="Таблица2.F1" office:value-type="string">
            <text:p text:style-name="P18">Срок</text:p>
          </table:table-cell>
        </table:table-row>
        <table:table-row>
          <table:table-cell table:style-name="Таблица2.A2" office:value-type="float" office:value="1">
            <text:p text:style-name="P21">1</text:p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>
          <table:table-cell table:style-name="Таблица2.A2" office:value-type="float" office:value="2">
            <text:p text:style-name="P21">2</text:p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>
          <table:table-cell table:style-name="Таблица2.A2" office:value-type="float" office:value="3">
            <text:p text:style-name="P21">3</text:p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>
          <table:table-cell table:style-name="Таблица2.A2" office:value-type="float" office:value="4">
            <text:p text:style-name="P21">4</text:p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  <table:table-row>
          <table:table-cell table:style-name="Таблица2.A2" office:value-type="float" office:value="5">
            <text:p text:style-name="P21">5</text:p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</table:table-row>
      </table:table>
      <text:p text:style-name="P8"><text:span text:style-name="T4">Примечание</text:span><text:span text:style-name="T3">: если члены проектной группы изучают разные дисциплины, то таблица составляется для каждого студента</text:span></text:p>
      <text:p text:style-name="P9"/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16">Руководитель проекта:</text:p>
            <text:p text:style-name="P16"/>
            <text:p text:style-name="P17">____________ <text:span text:style-name="Ruby_20_Code">unless data.users.empty?</text:span><text:span text:style-name="Ruby_20_Value">data.users[0].initials_name</text:span><text:span text:style-name="Ruby_20_Code">end</text:span></text:p>
            <text:p text:style-name="P16"/>
            <text:p text:style-name="P16">«____» ______________ 20___ г.</text:p>
            <text:p text:style-name="P14"/>
          </table:table-cell>
          <table:table-cell table:style-name="Таблица3.A1" office:value-type="string">
            <text:p text:style-name="P16">Члены проектной группы:</text:p>
            <text:p text:style-name="P16"/>
            <text:p text:style-name="P9"><text:span text:style-name="Ruby_20_Code">data.participants.each do |participant|</text:span></text:p>
            <text:p text:style-name="P10">__________ <text:span text:style-name="Ruby_20_Value">participant.name</text:span></text:p>
            <text:p text:style-name="P9"><text:span text:style-name="Ruby_20_Code">end</text:span></text:p>
            <text:p text:style-name="P16"/>
            <text:p text:style-name="P16">«____» ______________ 20___ г.</text:p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david</meta:initial-creator>
    <meta:creation-date>2007-06-15T00:05:44</meta:creation-date>
    <dc:date>2010-02-09T11:45:14</dc:date>
    <dc:language>en-AU</dc:language>
    <meta:editing-cycles>442</meta:editing-cycles>
    <meta:editing-duration>PT05H02M23S</meta:editing-duration>
    <meta:document-statistic meta:table-count="3" meta:image-count="0" meta:object-count="0" meta:page-count="3" meta:paragraph-count="78" meta:word-count="240" meta:character-count="2256"/>
    <meta:user-defined meta:name="Info 1"/>
    <meta:user-defined meta:name="Info 2"/>
    <meta:user-defined meta:name="Info 3"/>
    <meta:user-defined meta:name="Info 4"/>
  </office:meta>
</office:document-meta>
</file>